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 3 git commands:</text:p>
      <text:p text:style-name="Standard"/>
      <text:p text:style-name="Standard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echo "# asdm2" &gt;&gt; README.md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init</text:p>
      <text:p text:style-name="P6">Initialized empty Git repository in C:/Users/dac/Desktop/190845920086/git/.git/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add README.md</text:p>
      <text:p text:style-name="P6">warning: LF will be replaced by CRLF in README.md.</text:p>
      <text:p text:style-name="P6">The file will have its original line endings in your working directory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commit -m "first commit"</text:p>
      <text:p text:style-name="P6">[master (root-commit) 8b4de1a] first commit</text:p>
      <text:p text:style-name="P6"><text:s/>1 file changed, 1 insertion(+)</text:p>
      <text:p text:style-name="P6"><text:s/>create mode 100644 README.md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remote add origin https://github.com/snehalssapkal/asdm2.git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push -u origin master</text:p>
      <text:p text:style-name="P6">Enumerating objects: 3, done.</text:p>
      <text:p text:style-name="P6">Counting objects: 100% (3/3), done.</text:p>
      <text:p text:style-name="P6">Writing objects: 100% (3/3), 213 bytes | 213.00 KiB/s, done.</text:p>
      <text:p text:style-name="P6">Total 3 (delta 0), reused 0 (delta 0)</text:p>
      <text:p text:style-name="P6">To https://github.com/snehalssapkal/asdm2.git</text:p>
      <text:p text:style-name="P6"><text:s/>* [new branch] <text:s text:c="5"/>master -&gt; master</text:p>
      <text:p text:style-name="P6">Branch 'master' set up to track remote branch 'master' from 'origin'.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status</text:p>
      <text:p text:style-name="P6">On branch master</text:p>
      <text:p text:style-name="P6">Your branch is up to date with 'origin/master'.</text:p>
      <text:p text:style-name="P6"/>
      <text:p text:style-name="P6">Untracked files:</text:p>
      <text:p text:style-name="P6"><text:s text:c="2"/>(use "git add &lt;file&gt;..." to include in what will be committed)</text:p>
      <text:p text:style-name="P5"><text:span text:style-name="T5"><text:s text:c="8"/></text:span><text:span text:style-name="T6">googlepage.java</text:span></text:p>
      <text:p text:style-name="P5"><text:span text:style-name="T5"><text:s text:c="8"/></text:span><text:span text:style-name="T6">tstcase.ods</text:span></text:p>
      <text:p text:style-name="P7"/>
      <text:p text:style-name="P6">nothing added to commit but untracked files present (use "git add" to track)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add -A</text:p>
      <text:p text:style-name="P6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status</text:p>
      <text:p text:style-name="P6">On branch master</text:p>
      <text:p text:style-name="P6">Your branch is up to date with 'origin/master'.</text:p>
      <text:p text:style-name="P6"/>
      <text:p text:style-name="P6">Changes to be committed:</text:p>
      <text:p text:style-name="P6"><text:s text:c="2"/>(use "git restore --staged &lt;file&gt;..." to unstage)</text:p>
      <text:p text:style-name="P5"><text:span text:style-name="T5"><text:s text:c="8"/></text:span><text:span text:style-name="T1">new file: <text:s text:c="2"/>googlepage.java</text:span></text:p>
      <text:p text:style-name="P5"><text:span text:style-name="T5"><text:s text:c="8"/></text:span><text:span text:style-name="T1">new file: <text:s text:c="2"/>tstcase.ods</text:span></text:p>
      <text:p text:style-name="P5"><text:span text:style-name="T1"/></text:p>
      <text:p text:style-name="P6">Changes not staged for commit:</text:p>
      <text:p text:style-name="P6"><text:s text:c="2"/>(use "git add &lt;file&gt;..." to update what will be committed)</text:p>
      <text:p text:style-name="P6"><text:s text:c="2"/>(use "git restore &lt;file&gt;..." to discard changes in working directory)</text:p>
      <text:p text:style-name="P5"><text:span text:style-name="T5"><text:s text:c="8"/></text:span><text:span text:style-name="T6">modified: <text:s text:c="2"/>googlepage.java</text:span></text:p>
      <text:p text:style-name="P7"/>
      <text:p text:style-name="P6">Untracked files:</text:p>
      <text:p text:style-name="P6"><text:s text:c="2"/>(use "git add &lt;file&gt;..." to include in what will be committed)</text:p>
      <text:p text:style-name="P5"><text:span text:style-name="T5"><text:s text:c="8"/></text:span><text:span text:style-name="T6">googlepage.txt</text:span></text:p>
      <text:p text:style-name="P7"/>
      <text:p text:style-name="P7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add -A</text:p>
      <text:p text:style-name="Standard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P6">$ git status</text:p>
      <text:p text:style-name="P6">On branch master</text:p>
      <text:p text:style-name="P6">Your branch is up to date with 'origin/master'.</text:p>
      <text:p text:style-name="P6"/>
      <text:p text:style-name="P6">Changes to be committed:</text:p>
      <text:p text:style-name="P6"><text:soft-page-break/><text:s text:c="2"/>(use "git restore --staged &lt;file&gt;..." to unstage)</text:p>
      <text:p text:style-name="P5"><text:span text:style-name="T5"><text:s text:c="8"/></text:span><text:span text:style-name="T1">new file: <text:s text:c="2"/>googlepage.java</text:span></text:p>
      <text:p text:style-name="P5"><text:span text:style-name="T5"><text:s text:c="8"/></text:span><text:span text:style-name="T1">new file: <text:s text:c="2"/>googlepage.txt</text:span></text:p>
      <text:p text:style-name="P5"><text:span text:style-name="T5"><text:s text:c="8"/></text:span><text:span text:style-name="T1">new file: <text:s text:c="2"/>tstcase.ods</text:span></text:p>
      <text:p text:style-name="P8"/>
      <text:p text:style-name="P8"/>
      <text:p text:style-name="P5"><text:span text:style-name="T1">dac@IET38 </text:span><text:span text:style-name="T2">MINGW64 </text:span><text:span text:style-name="T3">~/Desktop/190845920086/git</text:span><text:span text:style-name="T4"> (master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S</meta:editing-duration>
    <meta:editing-cycles>8</meta:editing-cycles>
    <meta:generator>OpenOffice/4.1.6$Win32 OpenOffice.org_project/416m1$Build-9790</meta:generator>
    <dc:date>2019-12-31T12:06:49.89</dc:date>
    <meta:document-statistic meta:table-count="0" meta:image-count="0" meta:object-count="0" meta:page-count="2" meta:paragraph-count="64" meta:word-count="328" meta:character-count="2511"/>
    <meta:user-defined meta:name="Info 1"/>
    <meta:user-defined meta:name="Info 2"/>
    <meta:user-defined meta:name="Info 3"/>
    <meta:user-defined meta:name="Info 4"/>
  </office:meta>
</office:document-meta>
</file>